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66cm" fo:min-width="3.4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4.459cm" fo:min-width="4.353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5.266cm" fo:min-width="5.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6.042cm" fo:min-width="5.99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802cm" fo:min-width="2.567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014cm" fo:min-width="1.788cm"/>
    </style:style>
    <style:style style:name="gr7" style:family="graphic" style:parent-style-name="standard">
      <style:graphic-properties svg:stroke-color="#000000" draw:fill-color="#cccccc" draw:textarea-horizontal-align="justify" draw:textarea-vertical-align="middle" draw:auto-grow-height="false" fo:min-height="1.21cm" fo:min-width="0.992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2.6cm"/>
    </style:style>
    <style:style style:name="gr9" style:family="graphic" style:parent-style-name="standard">
      <style:graphic-properties svg:stroke-color="#000000" draw:fill-color="#5983b0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draw:stroke="dash" draw:stroke-dash="Long_20_Dash" svg:stroke-color="#000000" draw:fill="solid" draw:textarea-vertical-align="middle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05cm" fo:min-width="0cm"/>
    </style:style>
    <style:style style:name="gr12" style:family="graphic" style:parent-style-name="standard">
      <style:graphic-properties draw:fill-color="#ff3838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color="#000000" draw:fill-color="#cccccc" draw:textarea-horizontal-align="justify" draw:textarea-vertical-align="middle" draw:auto-grow-height="false" fo:min-height="0.05cm" fo:min-width="0cm"/>
    </style:style>
    <style:style style:name="gr14" style:family="graphic" style:parent-style-name="standard">
      <style:graphic-properties svg:stroke-color="#000000" draw:fill-color="#5983b0" draw:textarea-horizontal-align="justify" draw:textarea-vertical-align="middle" draw:auto-grow-height="false" fo:min-height="0cm" fo:min-width="0cm"/>
      <style:paragraph-properties style:writing-mode="lr-tb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212cm"/>
    </style:style>
    <style:style style:name="gr16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.034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639cm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1.441cm"/>
    </style:style>
    <style:style style:name="gr1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1.84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5983b0"/>
      <style:paragraph-properties fo:text-align="center"/>
    </style:style>
    <style:style style:name="P5" style:family="paragraph">
      <loext:graphic-properties draw:fill-color="#5983b0"/>
      <style:paragraph-properties fo:text-align="center"/>
      <style:text-properties fo:font-weight="bold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ff3838"/>
      <style:paragraph-properties fo:text-align="center"/>
    </style:style>
    <style:style style:name="P8" style:family="paragraph">
      <loext:graphic-properties draw:fill-color="#5983b0"/>
      <style:paragraph-properties fo:text-align="center" style:writing-mode="lr-tb"/>
      <style:text-properties fo:font-weight="bold"/>
    </style:style>
    <style:style style:name="P9" style:family="paragraph">
      <loext:graphic-properties draw:fill-color="#ff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1" draw:layer="layout" svg:width="3.91cm" svg:height="3.91cm" draw:transform="rotate (-1.57603231455088) translate (12.866cm 5.538cm)">
          <text:p/>
          <draw:enhanced-geometry svg:viewBox="0 0 21600 21600" draw:mirror-horizontal="false" draw:mirror-vertical="false" draw:type="block-arc" draw:modifiers="-90.2888838352806 8215.394630725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4.853cm" svg:height="4.709cm" draw:transform="skewX (-0.00331612557878923) rotate (-1.57446151822408) translate (13.618cm 5.047cm)">
          <text:p/>
          <draw:enhanced-geometry svg:viewBox="0 0 21600 21600" draw:type="block-arc" draw:modifiers="-89.195045227353 8869.057080044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1" draw:layer="layout" svg:width="5.7cm" svg:height="5.516cm" draw:transform="skewX (-0.00488692190558412) rotate (-1.57603231455088) translate (14.031cm 4.601cm)">
          <text:p/>
          <draw:enhanced-geometry svg:viewBox="0 0 21600 21600" draw:type="block-arc" draw:modifiers="-89.7795622034935 9140.5880965116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6.492cm" svg:height="6.292cm" draw:transform="skewX (-0.00523598775598299) rotate (-1.57341432067289) translate (14.409cm 4.192cm)">
          <text:p/>
          <draw:enhanced-geometry svg:viewBox="0 0 21600 21600" draw:type="block-arc" draw:modifiers="-89.2850595520855 9389.8817222637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5" draw:text-style-name="P1" draw:layer="layout" svg:width="3.067cm" svg:height="3.052cm" draw:transform="rotate (-1.57603231455088) translate (12.808cm 5.933cm)">
          <text:p/>
          <draw:enhanced-geometry svg:viewBox="0 0 21600 21600" draw:mirror-horizontal="false" draw:mirror-vertical="false" draw:type="block-arc" draw:modifiers="-89.4190359813594 7637.8639768348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" draw:text-style-name="P1" draw:layer="layout" svg:width="2.288cm" svg:height="2.264cm" draw:transform="rotate (-1.57603231455088) translate (12.412cm 6.312cm)">
          <text:p/>
          <draw:enhanced-geometry svg:viewBox="0 0 21600 21600" draw:mirror-horizontal="false" draw:mirror-vertical="false" draw:type="block-arc" draw:modifiers="-89.8819674728795 6871.007957178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2" draw:layer="layout" svg:width="1.492cm" svg:height="1.46cm" draw:transform="rotate (-1.57603231455088) translate (12cm 6.708cm)">
          <text:p/>
          <draw:enhanced-geometry svg:viewBox="0 0 21600 21600" draw:mirror-horizontal="false" draw:mirror-vertical="false" draw:type="block-arc" draw:modifiers="-88.0779593433963 5391.945278553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3" draw:layer="layout" svg:width="3.1cm" svg:height="0.1cm" svg:x="11.3cm" svg:y="7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201cm" svg:height="0.199cm" svg:x="11.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01cm" svg:height="0.199cm" svg:x="11.1cm" svg:y="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01cm" svg:height="0.199cm" svg:x="12.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01cm" svg:height="0.199cm" svg:x="12.5cm" svg:y="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01cm" svg:height="0.199cm" svg:x="12.5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01cm" svg:height="0.199cm" svg:x="12.5cm" svg:y="8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01cm" svg:height="0.199cm" svg:x="11.2cm" svg:y="8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01cm" svg:height="0.199cm" svg:x="9.8cm" svg:y="8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01cm" svg:height="0.199cm" svg:x="9.8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01cm" svg:height="0.199cm" svg:x="9.8cm" svg:y="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01cm" svg:height="0.199cm" svg:x="9.8cm" svg:y="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01cm" svg:height="0.199cm" svg:x="8.6cm" svg:y="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01cm" svg:height="0.199cm" svg:x="8.6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01cm" svg:height="0.199cm" svg:x="8.6cm" svg:y="8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01cm" svg:height="0.199cm" svg:x="9.8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01cm" svg:height="0.199cm" svg:x="11.2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01cm" svg:height="0.199cm" svg:x="12.5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01cm" svg:height="0.199cm" svg:x="13.8cm" svg:y="8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01cm" svg:height="0.199cm" svg:x="13.8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01cm" svg:height="0.199cm" svg:x="13.8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1.2cm" svg:y1="7.5cm" svg:x2="11.2cm" svg:y2="14.3cm">
          <text:p/>
        </draw:line>
        <draw:custom-shape draw:style-name="gr11" draw:text-style-name="P1" draw:layer="layout" svg:width="0.4cm" svg:height="0.3cm" svg:x="14cm" svg:y="14cm">
          <text:p/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1.6cm" svg:y1="7.5cm" svg:x2="11.6cm" svg:y2="14.3cm">
          <text:p/>
        </draw:line>
        <draw:line draw:style-name="gr10" draw:text-style-name="P6" draw:layer="layout" svg:x1="12cm" svg:y1="7.5cm" svg:x2="12cm" svg:y2="14.3cm">
          <text:p/>
        </draw:line>
        <draw:line draw:style-name="gr10" draw:text-style-name="P6" draw:layer="layout" svg:x1="12.4cm" svg:y1="7.5cm" svg:x2="12.4cm" svg:y2="14.3cm">
          <text:p/>
        </draw:line>
        <draw:line draw:style-name="gr10" draw:text-style-name="P6" draw:layer="layout" svg:x1="12.8cm" svg:y1="7.5cm" svg:x2="12.8cm" svg:y2="14.3cm">
          <text:p/>
        </draw:line>
        <draw:custom-shape draw:style-name="gr12" draw:text-style-name="P7" draw:layer="layout" svg:width="0.3cm" svg:height="0.3cm" svg:x="11.1cm" svg:y="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3.2cm" svg:y1="7.5cm" svg:x2="13.2cm" svg:y2="14.3cm">
          <text:p/>
        </draw:line>
        <draw:line draw:style-name="gr10" draw:text-style-name="P6" draw:layer="layout" svg:x1="13.6cm" svg:y1="7.5cm" svg:x2="13.6cm" svg:y2="14.3cm">
          <text:p/>
        </draw:line>
        <draw:line draw:style-name="gr10" draw:text-style-name="P6" draw:layer="layout" svg:x1="14cm" svg:y1="7.5cm" svg:x2="14cm" svg:y2="14.3cm">
          <text:p/>
        </draw:line>
        <draw:line draw:style-name="gr10" draw:text-style-name="P6" draw:layer="layout" svg:x1="14.4cm" svg:y1="7.5cm" svg:x2="14.4cm" svg:y2="14.3cm">
          <text:p/>
        </draw:line>
        <draw:custom-shape draw:style-name="gr11" draw:text-style-name="P1" draw:layer="layout" svg:width="0.4cm" svg:height="0.3cm" svg:x="11.2cm" svg:y="1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4cm" svg:height="0.3cm" svg:x="11.6cm" svg:y="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cm" svg:height="0.3cm" svg:x="12cm" svg:y="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cm" svg:height="0.3cm" svg:x="12.4cm" svg:y="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cm" svg:height="0.3cm" svg:x="12.8cm" svg:y="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cm" svg:height="0.3cm" svg:x="13.2cm" svg:y="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cm" svg:height="0.3cm" svg:x="13.6cm" svg:y="1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3cm" svg:height="0.3cm" svg:x="11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01cm" svg:height="0.199cm" svg:x="12.5cm" svg:y="1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201cm" svg:height="0.199cm" svg:x="12.5cm" svg:y="1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201cm" svg:height="0.199cm" svg:x="12.5cm" svg:y="13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201cm" svg:height="0.199cm" svg:x="12.5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01cm" svg:height="0.199cm" svg:x="12.9cm" svg:y="1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201cm" svg:height="0.199cm" svg:x="12.9cm" svg:y="1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201cm" svg:height="0.199cm" svg:x="12.9cm" svg:y="13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201cm" svg:height="0.199cm" svg:x="12.9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01cm" svg:height="0.199cm" svg:x="13.7cm" svg:y="1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201cm" svg:height="0.199cm" svg:x="13.7cm" svg:y="1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201cm" svg:height="0.199cm" svg:x="13.7cm" svg:y="13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201cm" svg:height="0.199cm" svg:x="13.7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01cm" svg:height="0.199cm" svg:x="14.1cm" svg:y="1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201cm" svg:height="0.199cm" svg:x="14.1cm" svg:y="1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201cm" svg:height="0.199cm" svg:x="14.1cm" svg:y="13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201cm" svg:height="0.199cm" svg:x="14.1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01cm" svg:height="0.199cm" svg:x="14.1cm" svg:y="1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201cm" svg:height="0.199cm" svg:x="14.1cm" svg:y="12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201cm" svg:height="0.199cm" svg:x="14.1cm" svg:y="1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201cm" svg:height="0.199cm" svg:x="14.1cm" svg:y="1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8cm" svg:height="0.2cm" svg:x="11.8cm" svg:y="14.4cm">
          <text:p/>
          <draw:enhanced-geometry svg:viewBox="0 0 21600 21600" draw:text-areas="?f5 ?f1 ?f6 ?f3" draw:type="left-right-arrow" draw:modifiers="3101.12359550562 6629.7029702970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9" draw:layer="layout" svg:width="0.6cm" svg:height="0.2cm" svg:x="11.2cm" svg:y="14.4cm">
          <text:p/>
          <draw:enhanced-geometry svg:viewBox="0 0 21600 21600" draw:text-areas="?f5 ?f1 ?f6 ?f3" draw:type="left-right-arrow" draw:modifiers="3101.12359550562 6629.7029702970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3" draw:layer="layout" svg:width="1.199cm" svg:height="0.199cm" svg:x="11.801cm" svg:y="14.601cm">
          <text:p/>
          <draw:enhanced-geometry svg:viewBox="0 0 21600 21600" draw:text-areas="?f5 ?f1 ?f6 ?f3" draw:type="left-right-arrow" draw:modifiers="2034 7912.8712871287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3" draw:layer="layout" svg:width="1.999cm" svg:height="0.198cm" svg:x="11.801cm" svg:y="14.802cm">
          <text:p/>
          <draw:enhanced-geometry svg:viewBox="0 0 21600 21600" draw:text-areas="?f5 ?f1 ?f6 ?f3" draw:type="left-right-arrow" draw:modifiers="1198.8 7912.8712871287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3" draw:layer="layout" svg:width="2.399cm" svg:height="0.197cm" svg:x="11.801cm" svg:y="15.003cm">
          <text:p/>
          <draw:enhanced-geometry svg:viewBox="0 0 21600 21600" draw:text-areas="?f5 ?f1 ?f6 ?f3" draw:type="left-right-arrow" draw:modifiers="990 8340.5940594059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9T15:33:12.590593910</meta:creation-date>
    <dc:date>2023-09-05T15:52:30.307101144</dc:date>
    <meta:editing-duration>PT2H42M32S</meta:editing-duration>
    <meta:editing-cycles>37</meta:editing-cycles>
    <meta:generator>LibreOffice/7.3.7.2$Linux_X86_64 LibreOffice_project/30$Build-2</meta:generator>
    <meta:document-statistic meta:object-count="72"/>
  </office:meta>
</office:document-meta>
</file>